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6946853576791242021"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157454180649457750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1514812849719959029"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2015521948507432398"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191675975068207389"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967528588800094051"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2843497423248318960"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6249235267278920500"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3738159" text:continue-list="list2843497423248318960"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87684436127966722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57288"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32104"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3757635"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3740721"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36122"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224041134781475816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837875695856417318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621892679254186888"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5791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176580263953669259"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595523043278034"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735878717491280141" text:style-name="L15">
        <text:list-item>
          <text:list>
            <text:list-header>
              <text:p text:style-name="P186">1.5 miles averaging about 9:40/mile and rest 1 min</text:p>
            </text:list-header>
          </text:list>
        </text:list-item>
      </text:list>
      <text:p text:style-name="P25">1 mile in 8:26 and rest 2 min</text:p>
      <text:list xml:id="list6799622934638994132"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719186310964193634"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33634"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96880340681976588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045909022509877165"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99147314090377582"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3735479" text:continue-list="list9045909022509877165" text:style-name="L19">
        <text:list-item>
          <text:list>
            <text:list-header>
              <text:p text:style-name="P190">(Pace*HR)=1240</text:p>
            </text:list-header>
          </text:list>
        </text:list-item>
      </text:list>
      <text:list xml:id="list33738766" text:continue-list="list7968803406819765886" text:style-name="L18">
        <text:list-item>
          <text:list>
            <text:list-header>
              <text:p text:style-name="P189">2 miles at 10:46/mile Ave HR= 121 bpm and rest a few minutes</text:p>
            </text:list-header>
          </text:list>
        </text:list-item>
      </text:list>
      <text:list xml:id="list33741715" text:continue-list="list33735479"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3756824"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06621777742586151"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081463670774907935"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88465949870503671"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89288131002852699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19636238239475232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234953570555416943"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3731024"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54371"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762822667146166797"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450070193674848140"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914578596139486055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463441078999822854"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682663112002645864"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245866092799003083" text:style-name="L32">
        <text:list-item>
          <text:list>
            <text:list-header>
              <text:p text:style-name="P200">0.25 miles in 2:54</text:p>
              <text:p text:style-name="P200">1 mile in 9:21 going faster as I ran and ending at around 8:30 pace</text:p>
            </text:list-header>
          </text:list>
        </text:list-item>
      </text:list>
      <text:list xml:id="list4228315734434340056"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6686276290758938"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77287193756662146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0181972322777593"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871196270978333281"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454108655431463273"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944221613288477565"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text:soft-page-break/>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102335232464405109"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ext:soft-page-break/>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2T13:48:04.95</dc:date>
    <dc:creator>James Lombardi</dc:creator>
    <meta:editing-duration>P34DT14H15M2S</meta:editing-duration>
    <meta:editing-cycles>2408</meta:editing-cycles>
    <meta:generator>OpenOffice/4.1.2$Win32 OpenOffice.org_project/412m3$Build-9782</meta:generator>
    <meta:document-statistic meta:table-count="0" meta:image-count="9" meta:object-count="0" meta:page-count="237" meta:paragraph-count="6986" meta:word-count="74881" meta:character-count="383248"/>
  </office:meta>
</office:document-meta>
</file>